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
      <text:p text:style-name="P14"><draw:frame text:anchor-type="paragraph" draw:z-index="7" draw:name="Marco de texto 4" draw:style-name="gr2" draw:text-style-name="P9" svg:width="12.415cm" svg:height="10.956cm" svg:x="0.482cm" svg:y="0.21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2"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4">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2"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draw:frame text:anchor-type="paragraph" draw:z-index="11" draw:name="Marco de texto 8" draw:style-name="gr2"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2" draw:name="Marco de texto 9" draw:style-name="gr2"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1-30T23:16:51.506000000</dc:date>
    <meta:editing-duration>PT14H55M42S</meta:editing-duration>
    <meta:editing-cycles>60</meta:editing-cycles>
    <meta:generator>LibreOffice/24.8.4.2$Windows_X86_64 LibreOffice_project/bb3cfa12c7b1bf994ecc5649a80400d06cd71002</meta:generator>
    <meta:document-statistic meta:table-count="0" meta:image-count="4" meta:object-count="0" meta:page-count="4" meta:paragraph-count="33" meta:word-count="1111" meta:character-count="6585" meta:non-whitespace-character-count="5500"/>
  </office:meta>
</office:document-meta>
</file>